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f104" officeooo:paragraph-rsid="0022f104" fo:hyphenate="true" fo:hyphenation-remain-char-count="2" fo:hyphenation-push-char-count="2"/>
    </style:style>
    <style:style style:name="P2" style:family="paragraph" style:parent-style-name="Standard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5d91c" officeooo:paragraph-rsid="0025d91c" fo:hyphenate="true" fo:hyphenation-remain-char-count="2" fo:hyphenation-push-char-count="2"/>
    </style:style>
    <style:style style:name="P3" style:family="paragraph" style:parent-style-name="Standard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cdac3" officeooo:paragraph-rsid="002cdac3" fo:hyphenate="true" fo:hyphenation-remain-char-count="2" fo:hyphenation-push-char-count="2"/>
    </style:style>
    <style:style style:name="P4" style:family="paragraph" style:parent-style-name="Standard" style:master-page-name="">
      <loext:graphic-properties draw:fill-image-width="0in" draw:fill-image-height="0in"/>
      <style:paragraph-properties fo:margin-top="0in" fo:margin-bottom="0.0799in" loext:contextual-spacing="false" fo:line-height="115%" fo:hyphenation-ladder-count="no-limit" style:page-number="auto" style:shadow="none"/>
      <style:text-properties officeooo:rsid="0022f104" officeooo:paragraph-rsid="0022f104" fo:hyphenate="true" fo:hyphenation-remain-char-count="2" fo:hyphenation-push-char-count="2"/>
    </style:style>
    <style:style style:name="P5" style:family="paragraph" style:parent-style-name="Standard" style:list-style-name="L1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f104" officeooo:paragraph-rsid="0022f104" fo:hyphenate="true" fo:hyphenation-remain-char-count="2" fo:hyphenation-push-char-count="2"/>
    </style:style>
    <style:style style:name="P6" style:family="paragraph" style:parent-style-name="Standard" style:list-style-name="L2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2f104" officeooo:paragraph-rsid="0022f104" fo:hyphenate="true" fo:hyphenation-remain-char-count="2" fo:hyphenation-push-char-count="2"/>
    </style:style>
    <style:style style:name="P7" style:family="paragraph" style:parent-style-name="Standard" style:list-style-name="L2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499de" officeooo:paragraph-rsid="002499de" fo:hyphenate="true" fo:hyphenation-remain-char-count="2" fo:hyphenation-push-char-count="2"/>
    </style:style>
    <style:style style:name="P8" style:family="paragraph" style:parent-style-name="Standard" style:list-style-name="L2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5d91c" officeooo:paragraph-rsid="0025d91c" fo:hyphenate="true" fo:hyphenation-remain-char-count="2" fo:hyphenation-push-char-count="2"/>
    </style:style>
    <style:style style:name="P9" style:family="paragraph" style:parent-style-name="Standard" style:list-style-name="L3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5ed91" officeooo:paragraph-rsid="0025d91c" fo:hyphenate="true" fo:hyphenation-remain-char-count="2" fo:hyphenation-push-char-count="2"/>
    </style:style>
    <style:style style:name="P10" style:family="paragraph" style:parent-style-name="Standard" style:list-style-name="L3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5ed91" officeooo:paragraph-rsid="0025ed91" fo:hyphenate="true" fo:hyphenation-remain-char-count="2" fo:hyphenation-push-char-count="2"/>
    </style:style>
    <style:style style:name="P11" style:family="paragraph" style:parent-style-name="Standard" style:list-style-name="L3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721b5" officeooo:paragraph-rsid="002721b5" fo:hyphenate="true" fo:hyphenation-remain-char-count="2" fo:hyphenation-push-char-count="2"/>
    </style:style>
    <style:style style:name="P12" style:family="paragraph" style:parent-style-name="Standard" style:list-style-name="L3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9185e" officeooo:paragraph-rsid="0029185e" fo:hyphenate="true" fo:hyphenation-remain-char-count="2" fo:hyphenation-push-char-count="2"/>
    </style:style>
    <style:style style:name="P13" style:family="paragraph" style:parent-style-name="Standard" style:list-style-name="L3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93c29" officeooo:paragraph-rsid="00293c29" fo:hyphenate="true" fo:hyphenation-remain-char-count="2" fo:hyphenation-push-char-count="2"/>
    </style:style>
    <style:style style:name="P14" style:family="paragraph" style:parent-style-name="Standard" style:list-style-name="L3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bf5a1" officeooo:paragraph-rsid="002bf5a1" fo:hyphenate="true" fo:hyphenation-remain-char-count="2" fo:hyphenation-push-char-count="2"/>
    </style:style>
    <style:style style:name="P15" style:family="paragraph" style:parent-style-name="Standard" style:list-style-name="L4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cdac3" officeooo:paragraph-rsid="002cdac3" fo:hyphenate="true" fo:hyphenation-remain-char-count="2" fo:hyphenation-push-char-count="2"/>
    </style:style>
    <style:style style:name="P16" style:family="paragraph" style:parent-style-name="Standard" style:list-style-name="L4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da49c" officeooo:paragraph-rsid="002da49c" fo:hyphenate="true" fo:hyphenation-remain-char-count="2" fo:hyphenation-push-char-count="2"/>
    </style:style>
    <style:style style:name="P17" style:family="paragraph" style:parent-style-name="Standard" style:list-style-name="L4">
      <loext:graphic-properties draw:fill-image-width="0in" draw:fill-image-height="0in"/>
      <style:paragraph-properties fo:margin-top="0in" fo:margin-bottom="0.0799in" loext:contextual-spacing="false" fo:line-height="115%" fo:hyphenation-ladder-count="no-limit" style:shadow="none"/>
      <style:text-properties style:text-position="0% 100%" style:font-name="Carlito" officeooo:rsid="002dd79c" officeooo:paragraph-rsid="002dd79c" fo:hyphenate="true" fo:hyphenation-remain-char-count="2" fo:hyphenation-push-char-count="2"/>
    </style:style>
    <style:style style:name="T1" style:family="text">
      <style:text-properties style:text-position="0% 100%" style:font-name="Carlito"/>
    </style:style>
    <style:style style:name="T2" style:family="text">
      <style:text-properties style:text-position="0% 100%" style:font-name="Carlito" officeooo:rsid="0022f104"/>
    </style:style>
    <style:style style:name="T3" style:family="text">
      <style:text-properties officeooo:rsid="0025d91c"/>
    </style:style>
    <style:style style:name="T4" style:family="text">
      <style:text-properties officeooo:rsid="0025ed91"/>
    </style:style>
    <style:style style:name="T5" style:family="text">
      <style:text-properties officeooo:rsid="002721b5"/>
    </style:style>
    <style:style style:name="T6" style:family="text">
      <style:text-properties officeooo:rsid="00293c29"/>
    </style:style>
    <style:style style:name="T7" style:family="text">
      <style:text-properties officeooo:rsid="002cdac3"/>
    </style:style>
    <style:style style:name="T8" style:family="text">
      <style:text-properties officeooo:rsid="002dd79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I</text:span><text:span text:style-name="T1">ntroduction</text:span></text:p>
      <text:p text:style-name="P1">Authoritarian Elections as Source of Information</text:p>
      <text:list xml:id="list8099303120068714595" text:style-name="L1">
        <text:list-item>
          <text:p text:style-name="P5">Dictators use elections to collect info, which in turn solidify their rule</text:p>
          <text:list>
            <text:list-item>
              <text:p text:style-name="P5">In dominant party regimes electoral defeats are very informative</text:p>
            </text:list-item>
          </text:list>
        </text:list-item>
      </text:list>
      <text:list xml:id="list2248651394973831898" text:style-name="L2">
        <text:list-item>
          <text:p text:style-name="P6">Electoral defeats can convey different types of information</text:p>
          <text:list>
            <text:list-item>
              <text:p text:style-name="P7">Each type of information would imply a different interpretation for the election results</text:p>
              <text:list>
                <text:list-item>
                  <text:p text:style-name="P7">Effectively a different causal narrative</text:p>
                </text:list-item>
              </text:list>
            </text:list-item>
            <text:list-item>
              <text:p text:style-name="P6">Not all types of information are compatible</text:p>
            </text:list-item>
            <text:list-item>
              <text:p text:style-name="P6">Each type would imply a course of action</text:p>
              <text:list>
                <text:list-item>
                  <text:p text:style-name="P6">Magaloni and Blaydes present two theories of information that contradict each other in implication</text:p>
                  <text:list>
                    <text:list-item>
                      <text:p text:style-name="P7">Theory 1: Elections provide information on geographic distribution of support and dissent</text:p>
                    </text:list-item>
                    <text:list-item>
                      <text:p text:style-name="P7">Theory 2: Elections provide information on competence or loyalty of party bureaucrats</text:p>
                    </text:list-item>
                    <text:list-item>
                      <text:p text:style-name="P6">They did not consider the fact that these are potentially in conflict</text:p>
                      <text:list>
                        <text:list-item>
                          <text:p text:style-name="P7">When defeat happens, cannot really tell both types of information at once</text:p>
                          <text:list>
                            <text:list-item>
                              <text:p text:style-name="P7">i.e. causal identification problem for us social scientists</text:p>
                            </text:list-item>
                          </text:list>
                        </text:list-item>
                        <text:list-item>
                          <text:p text:style-name="P7">Thus the regime prioritizes one interpretation over the other</text:p>
                          <text:list>
                            <text:list-item>
                              <text:p text:style-name="P7">may be the wrong interpretation – we don’t expect dictators to be social scientists anyway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It is not clear which of the two explanations truly guide the behavior of single-party or dominant-party regimes</text:p>
                      <text:list>
                        <text:list-item>
                          <text:p text:style-name="P7">In the case of single-party or dominant party regimes, however, it is likely that the regime prioritizes information on geographic distribution of support and dissent over information on party bureaucrats</text:p>
                          <text:list>
                            <text:list-item>
                              <text:p text:style-name="P7">They have other sources of intel on party bureaucrats</text:p>
                            </text:list-item>
                            <text:list-item>
                              <text:p text:style-name="P7">They have other yardsticks on which to base promotion decision</text:p>
                            </text:list-item>
                            <text:list-item>
                              <text:p text:style-name="P7">They don’t have a lot of channel to learn about popular support</text:p>
                            </text:list-item>
                          </text:list>
                        </text:list-item>
                        <text:list-item>
                          <text:p text:style-name="P7">This does not mean that they make the right decision – it is plausible that the true cause of defeat is disloyalt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oft-page-break/>Other theo<text:span text:style-name="T4">ri</text:span>es of authoritarian elections exist too</text:p>
          <text:list>
            <text:list-item>
              <text:p text:style-name="P6">But either suggest that information is a by-product</text:p>
            </text:list-item>
            <text:list-item>
              <text:p text:style-name="P6">Or suggest that dictators don’t care, which is the null hypothesis</text:p>
            </text:list-item>
          </text:list>
        </text:list-item>
        <text:list-item>
          <text:p text:style-name="P7">In this paper, I use the case of Vietnam to show that dictators use elections as a source of information, <text:span text:style-name="T3">and identify what kind of information they get from elections</text:span></text:p>
          <text:list>
            <text:list-item>
              <text:p text:style-name="P8">Show that the regime does change behavior based on elecion result</text:p>
            </text:list-item>
            <text:list-item>
              <text:p text:style-name="P8">Rely on the fact that each interpretation of election results imply a different course of post-election action, show that the particular course of action the Vietnamese regime took implies a particular interpretation of election, and thus a particular type of information</text:p>
            </text:list-item>
          </text:list>
        </text:list-item>
      </text:list>
      <text:p text:style-name="P2">Election in Vietnam <text:span text:style-name="T4">shows that authoritarian government prefers to see elections as info on geographic distribution of support and dissent</text:span></text:p>
      <text:list xml:id="list5312045629198633413" text:style-name="L3">
        <text:list-item>
          <text:p text:style-name="P9">National Assembly Elections in Vietnam</text:p>
          <text:list>
            <text:list-item>
              <text:p text:style-name="P10">Design of the election: electioneering from the top, some fraud at the bott<text:span text:style-name="T5">o</text:span>m</text:p>
            </text:list-item>
            <text:list-item>
              <text:p text:style-name="P10">Central nominees vs local nominees as leverage</text:p>
            </text:list-item>
          </text:list>
        </text:list-item>
        <text:list-item>
          <text:p text:style-name="P11">In Vietnam, the two theories of authoritarian elections predict completely opposite observable implication</text:p>
          <text:list>
            <text:list-item>
              <text:p text:style-name="P11">Information on geographic distribution of support and dissent would predict increase in central transfer</text:p>
              <text:list>
                <text:list-item>
                  <text:p text:style-name="P12">To buy off support</text:p>
                </text:list-item>
                <text:list-item>
                  <text:p text:style-name="P11">The logic is different from “punishment regime” by Blaydes (explain why)</text:p>
                  <text:list>
                    <text:list-item>
                      <text:p text:style-name="P11">Cite Lorenzstein here</text:p>
                    </text:list-item>
                  </text:list>
                </text:list-item>
              </text:list>
            </text:list-item>
            <text:list-item>
              <text:p text:style-name="P11">Information on party bureaucrat competence/loyalty would predict decrease in central transfer</text:p>
              <text:list>
                <text:list-item>
                  <text:p text:style-name="P12">To cut off potential for graft</text:p>
                </text:list-item>
              </text:list>
            </text:list-item>
            <text:list-item>
              <text:p text:style-name="P12">Thus observing pattern of change in central transfer resulting from <text:span text:style-name="T6">central nominee defeat would reveal the type of information that the government prioritizes</text:span></text:p>
            </text:list-item>
          </text:list>
        </text:list-item>
        <text:list-item>
          <text:p text:style-name="P13">Based on previous discussion, I suggest that the Vietnamese government interprets elections as a source of info on the geographic distribution of support</text:p>
          <text:list>
            <text:list-item>
              <text:p text:style-name="P13">And thus would see election defeats as signal of decreasing local support</text:p>
            </text:list-item>
            <text:list-item>
              <text:p text:style-name="P13">The appropriate response would be to increase central transfer</text:p>
            </text:list-item>
            <text:list-item>
              <text:p text:style-name="P13">Thus we would see central transfer increased in provinces that suffer electoral defeats</text:p>
            </text:list-item>
          </text:list>
        </text:list-item>
        <text:list-item>
          <text:p text:style-name="P14"><text:soft-page-break/>If the above is true, additional evidence could further corroborate that point.</text:p>
          <text:list>
            <text:list-item>
              <text:p text:style-name="P14">No delayed promotion or demotion suffered by provincial leaders in provinces that suffer electoral defeats</text:p>
            </text:list-item>
          </text:list>
        </text:list-item>
        <text:list-item>
          <text:p text:style-name="P14">We can also use data from Vietnam to test the other theories of authoritarian elections, which <text:span text:style-name="T7">helps to further strengthen the argument</text:span></text:p>
        </text:list-item>
      </text:list>
      <text:p text:style-name="P3">Methods and Data</text:p>
      <text:list xml:id="list4079867766808197943" text:style-name="L4">
        <text:list-item>
          <text:p text:style-name="P15">At the core of this design, we want to estimate the causal effect of losing an election on central transfer to a province</text:p>
          <text:list>
            <text:list-item>
              <text:p text:style-name="P15">A positive causal effect would corroborate the theory of election as information on geographic distribution of support</text:p>
            </text:list-item>
            <text:list-item>
              <text:p text:style-name="P15">A negative causal effect would corroborate the theory of election as information on party bureaucrats</text:p>
            </text:list-item>
          </text:list>
        </text:list-item>
        <text:list-item>
          <text:p text:style-name="P16">We want to truly get at causal effect – why?</text:p>
          <text:list>
            <text:list-item>
              <text:p text:style-name="P16">Central transfer decision are made by top leader</text:p>
            </text:list-item>
          </text:list>
        </text:list-item>
        <text:list-item>
          <text:p text:style-name="P16">The difficulty is that we don’t have randomization or <text:span text:style-name="T8">as-if random assignment of treatment</text:span></text:p>
          <text:list>
            <text:list-item>
              <text:p text:style-name="P17">Provinces don’t lose central nominees randomly</text:p>
              <text:list>
                <text:list-item>
                  <text:p text:style-name="P17">So there’s definitely selection bias</text:p>
                </text:list-item>
              </text:list>
            </text:list-item>
            <text:list-item>
              <text:p text:style-name="P17">But this does not mean that we cannot do causal inference</text:p>
              <text:list>
                <text:list-item>
                  <text:p text:style-name="P17">The trick is to find appropriate comparison group</text:p>
                  <text:list>
                    <text:list-item>
                      <text:p text:style-name="P17">Also achieve conditional ignorabilit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7:38:41.191768718</meta:creation-date>
    <dc:title>Microsoft Office</dc:title>
    <meta:editing-duration>P2DT21H46M58S</meta:editing-duration>
    <meta:editing-cycles>4</meta:editing-cycles>
    <meta:generator>LibreOffice/5.1.6.2$Linux_X86_64 LibreOffice_project/10m0$Build-2</meta:generator>
    <dc:date>2017-03-01T02:49:29.446006962</dc:date>
    <meta:document-statistic meta:table-count="0" meta:image-count="0" meta:object-count="0" meta:page-count="3" meta:paragraph-count="61" meta:word-count="786" meta:character-count="4788" meta:non-whitespace-character-count="4116"/>
  </office:meta>
</office:document-meta>
</file>